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Thickness of aluminum sheet: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mm</text:p>
          </table:table-cell>
        </table:table-row>
        <table:table-row table:style-name="ro1">
          <table:table-cell table:style-name="ce1" office:value-type="string">
            <text:p>Box width, outer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m</text:p>
          </table:table-cell>
        </table:table-row>
        <table:table-row table:style-name="ro1">
          <table:table-cell table:style-name="ce1" office:value-type="string">
            <text:p>Box heigth, outer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mm</text:p>
          </table:table-cell>
        </table:table-row>
        <table:table-row table:style-name="ro1">
          <table:table-cell table:style-name="ce1" office:value-type="string">
            <text:p>Box depth, outer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mm</text:p>
          </table:table-cell>
        </table:table-row>
        <table:table-row table:style-name="ro1" table:number-rows-repeated="2">
          <table:table-cell table:style-name="ce1"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Origo lower left, cavities on reverse sid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dth of folding cavities:</text:p>
          </table:table-cell>
          <table:table-cell table:formula="of:=[.B1]+0.5" office:value-type="float" office:value="3">
            <text:p>3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Depth of folding cavities:</text:p>
          </table:table-cell>
          <table:table-cell table:formula="of:=[.B1]-0.5" office:value-type="float" office:value="2">
            <text:p>2</text:p>
          </table:table-cell>
          <table:table-cell office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:</text:p>
          </table:table-cell>
          <table:table-cell table:formula="of:=[.B2]-2" office:value-type="float" office:value="98">
            <text:p>98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B:</text:p>
          </table:table-cell>
          <table:table-cell table:formula="of:=[.B4]-2" office:value-type="float" office:value="68">
            <text:p>68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:</text:p>
          </table:table-cell>
          <table:table-cell table:formula="of:=[.B3]-2*[.B1]-0.5" office:value-type="float" office:value="19.5">
            <text:p>19,5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D:</text:p>
          </table:table-cell>
          <table:table-cell table:formula="of:=[.B15]-0.5" office:value-type="float" office:value="19">
            <text:p>19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E:</text:p>
          </table:table-cell>
          <table:table-cell table:formula="of:=[.B14]+1" office:value-type="float" office:value="69">
            <text:p>69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F:</text:p>
          </table:table-cell>
          <table:table-cell table:formula="of:=[.B13]+2" office:value-type="float" office:value="100">
            <text:p>100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G:</text:p>
          </table:table-cell>
          <table:table-cell table:formula="of:=[.B2]-2*[.B1]" office:value-type="float" office:value="95">
            <text:p>95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H:</text:p>
          </table:table-cell>
          <table:table-cell table:formula="of:=[.B14]+2" office:value-type="float" office:value="70">
            <text:p>70</text:p>
          </table:table-cell>
          <table:table-cell office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heet height:</text:p>
          </table:table-cell>
          <table:table-cell table:formula="of:=[.B17]+[.B16]+[.B14]+[.B15]+3*[.B10]" office:value-type="float" office:value="184.5">
            <text:p>184,5</text:p>
          </table:table-cell>
          <table:table-cell/>
        </table:table-row>
        <table:table-row table:style-name="ro1">
          <table:table-cell office:value-type="string">
            <text:p>Sheet width:</text:p>
          </table:table-cell>
          <table:table-cell table:formula="of:=[.B15]*2+[.B13]+2*[.B10]" office:value-type="float" office:value="143">
            <text:p>14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rtical cavity 1, x:</text:p>
          </table:table-cell>
          <table:table-cell table:formula="of:=[.B15]+[.B10]/2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Vertical cavity 2, x:</text:p>
          </table:table-cell>
          <table:table-cell table:formula="of:=[.B15]+[.B10]+[.B13]+[.B10]/2" office:value-type="float" office:value="122">
            <text:p>122</text:p>
          </table:table-cell>
          <table:table-cell/>
        </table:table-row>
        <table:table-row table:style-name="ro1">
          <table:table-cell office:value-type="string">
            <text:p>Horizontal cavity 1, y</text:p>
          </table:table-cell>
          <table:table-cell table:formula="of:=[.B17]+[.B10]/2" office:value-type="float" office:value="70.5">
            <text:p>70,5</text:p>
          </table:table-cell>
          <table:table-cell/>
        </table:table-row>
        <table:table-row table:style-name="ro1">
          <table:table-cell office:value-type="string">
            <text:p>Horizontal cavity 2, y</text:p>
          </table:table-cell>
          <table:table-cell table:formula="of:=[.B27]+[.B16]+[.B10]" office:value-type="float" office:value="92.5">
            <text:p>92,5</text:p>
          </table:table-cell>
          <table:table-cell/>
        </table:table-row>
        <table:table-row table:style-name="ro1">
          <table:table-cell office:value-type="string">
            <text:p>Horizontal cavity 3, y</text:p>
          </table:table-cell>
          <table:table-cell table:formula="of:=[.B28]+[.B14]+[.B10]" office:value-type="float" office:value="163.5">
            <text:p>163,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Left side cutouts. Mirror to right side afterwards!</text:p>
          </table:table-cell>
          <table:table-cell table:number-columns-repeated="2"/>
        </table:table-row>
        <table:table-row table:style-name="ro1">
          <table:table-cell office:value-type="string">
            <text:p>CutOut 1, X</text:p>
          </table:table-cell>
          <table:table-cell table:formula="of:=([.B35]-1.5)/2-0.7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CutOut 1, Y</text:p>
          </table:table-cell>
          <table:table-cell table:formula="of:=[.B17]/2" office:value-type="float" office:value="34.5">
            <text:p>34,5</text:p>
          </table:table-cell>
          <table:table-cell/>
        </table:table-row>
        <table:table-row table:style-name="ro1">
          <table:table-cell office:value-type="string">
            <text:p>CutOut 1, Height</text:p>
          </table:table-cell>
          <table:table-cell table:formula="of:=[.B17]+3"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CutOut 1, Width</text:p>
          </table:table-cell>
          <table:table-cell table:formula="of:=([.B23]-[.B18])/2+1.5" office:value-type="float" office:value="23">
            <text:p>2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utOut 2, X</text:p>
          </table:table-cell>
          <table:table-cell table:formula="of:=([.B40]-1.5)/2-0.75" office:value-type="float" office:value="11.25">
            <text:p>11,25</text:p>
          </table:table-cell>
          <table:table-cell/>
        </table:table-row>
        <table:table-row table:style-name="ro1">
          <table:table-cell office:value-type="string">
            <text:p>CutOut 2, Y</text:p>
          </table:table-cell>
          <table:table-cell table:formula="of:=[.B17]+[.B10]+[.B16]/2" office:value-type="float" office:value="81.5">
            <text:p>81,5</text:p>
          </table:table-cell>
          <table:table-cell/>
        </table:table-row>
        <table:table-row table:style-name="ro1">
          <table:table-cell office:value-type="string">
            <text:p>CutOut 2, Height</text:p>
          </table:table-cell>
          <table:table-cell table:formula="of:=([.B17]+[.B10]+[.B16]+[.B10]+[.B14]/2-[.B20]/2-[.B38])*2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utOut 2, Width</text:p>
          </table:table-cell>
          <table:table-cell table:formula="of:=([.B23]-[.B19])/2+1.5" office:value-type="float" office:value="25.5">
            <text:p>25,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utOut 3, X</text:p>
          </table:table-cell>
          <table:table-cell table:formula="of:=[.B37]" office:value-type="float" office:value="11.25">
            <text:p>11,25</text:p>
          </table:table-cell>
          <table:table-cell/>
        </table:table-row>
        <table:table-row table:style-name="ro1">
          <table:table-cell office:value-type="string">
            <text:p>CutOut 3, Y</text:p>
          </table:table-cell>
          <table:table-cell table:formula="of:=[.B17]+[.B10]+[.B16]+[.B10]+[.B14]+[.B10]+[.B15]/2" office:value-type="float" office:value="174.75">
            <text:p>174,75</text:p>
          </table:table-cell>
          <table:table-cell/>
        </table:table-row>
        <table:table-row table:style-name="ro1">
          <table:table-cell office:value-type="string">
            <text:p>CutOut 3, Height</text:p>
          </table:table-cell>
          <table:table-cell table:formula="of:=([.B43]-([.B17]+[.B10]+[.B16]+[.B10]+[.B14]/2+[.B20]/2))*2" office:value-type="float" office:value="23.5">
            <text:p>23,5</text:p>
          </table:table-cell>
          <table:table-cell/>
        </table:table-row>
        <table:table-row table:style-name="ro1">
          <table:table-cell office:value-type="string">
            <text:p>CutOut 3, Width</text:p>
          </table:table-cell>
          <table:table-cell table:formula="of:=[.B40]" office:value-type="float" office:value="25.5">
            <text:p>25,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>
            <text:p>Central housing bracket M3 hole for sides</text:p>
          </table:table-cell>
          <table:table-cell table:number-columns-repeated="2"/>
        </table:table-row>
        <table:table-row table:style-name="ro1">
          <table:table-cell office:value-type="string">
            <text:p>Y1:</text:p>
          </table:table-cell>
          <table:table-cell table:formula="of:=[.B17]+[.B10]+[.B16]+[.B10]+[.B14]/2"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formula="of:=6.5" office:value-type="float" office:value="6.5">
            <text:p>6,5</text:p>
          </table:table-cell>
          <table:table-cell/>
        </table:table-row>
        <table:table-row table:style-name="ro1">
          <table:table-cell office:value-type="string">
            <text:p>Y2:</text:p>
          </table:table-cell>
          <table:table-cell table:formula="of:=[.B20]/2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X2:</text:p>
          </table:table-cell>
          <table:table-cell table:formula="of:=([.B23]-[.B18])/2+[.B1]+6.5" office:value-type="float" office:value="30.5">
            <text:p>30,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Central housing bracket M3 hole for main</text:p>
          </table:table-cell>
          <table:table-cell table:number-columns-repeated="2"/>
        </table:table-row>
        <table:table-row table:style-name="ro1">
          <table:table-cell office:value-type="string">
            <text:p>X:</text:p>
          </table:table-cell>
          <table:table-cell table:formula="of:=[.B23]/2" office:value-type="float" office:value="71.5">
            <text:p>71,5</text:p>
          </table:table-cell>
          <table:table-cell/>
        </table:table-row>
        <table:table-row table:style-name="ro1">
          <table:table-cell office:value-type="string">
            <text:p>Y1:</text:p>
          </table:table-cell>
          <table:table-cell table:formula="of:=6.5+[.B1]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Y2:</text:p>
          </table:table-cell>
          <table:table-cell table:formula="of:=[.B22]-6.5" office:value-type="float" office:value="178">
            <text:p>178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2-01-2013</text:date>, <text:time>19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1-02T19:55:47</dc:date>
    <meta:editing-duration>PT00H35M48S</meta:editing-duration>
    <meta:editing-cycles>3</meta:editing-cycles>
    <meta:generator>NeoOffice/3.3$Unix OpenOffice.org_project/Patch 0</meta:generator>
    <meta:document-statistic meta:table-count="3" meta:cell-count="98" meta:object-count="0"/>
  </office:meta>
</office:document-meta>
</file>